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2"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3743in" style:rel-column-width="3542*"/>
    </style:style>
    <style:style style:name="Table1.B" style:family="table-column">
      <style:table-column-properties style:column-width="1.2757in" style:rel-column-width="12073*"/>
    </style:style>
    <style:style style:name="Table1.C" style:family="table-column">
      <style:table-column-properties style:column-width="1.0188in" style:rel-column-width="9641*"/>
    </style:style>
    <style:style style:name="Table1.D" style:family="table-column">
      <style:table-column-properties style:column-width="0.8514in" style:rel-column-width="8057*"/>
    </style:style>
    <style:style style:name="Table1.F" style:family="table-column">
      <style:table-column-properties style:column-width="0.8507in" style:rel-column-width="8051*"/>
    </style:style>
    <style:style style:name="Table1.H" style:family="table-column">
      <style:table-column-properties style:column-width="0.8521in" style:rel-column-width="8063*"/>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H1" style:family="table-cell">
      <style:table-cell-properties style:vertical-align="middle"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D2" style:family="table-cell" style:data-style-name="N46">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1.C10" style:family="table-cell" style:data-style-name="N37">
      <style:table-cell-properties fo:padding="0.0382in" fo:border-left="0.0007in solid #000000" fo:border-right="none" fo:border-top="none" fo:border-bottom="0.0007in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paragraph-properties fo:text-align="justify" style:justify-single-word="false"/>
      <style:text-properties style:font-name="Times New Roman1" fo:font-size="12pt" style:letter-kerning="true" style:font-name-asian="Arial" style:font-size-asian="12pt" style:language-asian="zxx" style:country-asian="none" style:font-name-complex="Times New Roman" style:font-size-complex="12pt"/>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text-properties fo:font-size="10pt" style:font-size-asian="10pt" style:font-size-complex="10pt"/>
    </style:style>
    <style:style style:name="P7" style:family="paragraph" style:parent-style-name="Text_20_body">
      <style:paragraph-properties fo:text-align="center" style:justify-single-word="false"/>
      <style:text-properties fo:font-size="10pt" style:font-size-asian="10pt" style:font-size-complex="10pt"/>
    </style:style>
    <style:style style:name="P8" style:family="paragraph" style:parent-style-name="Text_20_body">
      <style:paragraph-properties fo:text-align="justify" style:justify-single-word="false"/>
      <style:text-properties style:font-name="Times New Roman1" fo:font-size="12pt" style:letter-kerning="true" style:font-name-asian="Arial" style:font-size-asian="12pt" style:language-asian="zxx" style:country-asian="none" style:font-name-complex="Times New Roman" style:font-size-complex="12pt"/>
    </style:style>
    <style:style style:name="P9" style:family="paragraph" style:parent-style-name="Standard">
      <style:paragraph-properties fo:text-align="justify" style:justify-single-word="false"/>
      <style:text-properties style:font-name="Times New Roman1" fo:font-size="12pt" style:letter-kerning="true" style:font-name-asian="Arial" style:font-size-asian="12pt" style:language-asian="zxx" style:country-asian="none" style:font-name-complex="Times New Roman" style:font-size-complex="12pt"/>
    </style:style>
    <style:style style:name="P10" style:family="paragraph" style:parent-style-name="Heading_20_1">
      <style:text-properties style:font-name="Times New Roman1" fo:font-size="14pt" style:font-size-asian="14pt" style:font-size-complex="14pt"/>
    </style:style>
    <style:style style:name="P11" style:family="paragraph" style:parent-style-name="Heading_20_2">
      <style:text-properties style:font-name="Times New Roman1" fo:font-size="12pt" style:font-size-asian="12pt" style:font-size-complex="12pt"/>
    </style:style>
    <style:style style:name="P12" style:family="paragraph" style:parent-style-name="Heading_20_2">
      <style:text-properties style:font-name="Times New Roman1" fo:font-size="12pt" style:letter-kerning="true" style:font-name-asian="Arial" style:font-size-asian="12pt" style:language-asian="zxx" style:country-asian="none" style:font-name-complex="Times New Roman" style:font-size-complex="12pt"/>
    </style:style>
    <style:style style:name="P13" style:family="paragraph" style:parent-style-name="Heading_20_2">
      <style:paragraph-properties fo:break-before="page"/>
    </style:style>
    <style:style style:name="T1" style:family="text">
      <style:text-properties style:font-name="Times New Roman1" fo:font-size="12pt" style:letter-kerning="true" style:font-name-asian="Arial" style:font-size-asian="12pt" style:language-asian="zxx" style:country-asian="none" style:font-name-complex="Times New Roman" style:font-size-complex="12pt"/>
    </style:style>
    <style:style style:name="T2" style:family="text">
      <style:text-properties style:font-name="Times New Roman" fo:font-size="12pt" style:font-size-asian="12pt" style:font-size-complex="12pt"/>
    </style:style>
    <style:style style:name="T3" style:family="text">
      <style:text-properties style:font-name="Times New Roman2" fo:font-size="12pt" style:letter-kerning="true" style:font-name-asian="Arial" style:font-size-asian="12pt" style:language-asian="zxx" style:country-asian="none" style:font-name-complex="Times New Roman" style:font-size-complex="12pt"/>
    </style:style>
    <style:style style:name="T4" style:family="text">
      <style:text-properties fo:color="#0084d1" style:font-name="Times New Roman1" fo:font-size="12pt" style:letter-kerning="true" style:font-name-asian="Arial" style:font-size-asian="12pt" style:language-asian="zxx" style:country-asian="none" style:font-name-complex="Times New Roman" style:font-size-complex="12pt"/>
    </style:style>
    <number:number-style style:name="N0">
      <number:number number:min-integer-digits="1"/>
    </number:number-style>
    <number:date-style style:name="N37" number:automatic-order="true">
      <number:month number:style="long"/>
      <number:text>/</number:text>
      <number:day number:style="long"/>
      <number:text>/</number:text>
      <number:year/>
    </number:date-style>
    <number:time-style style:name="N46" number:truncate-on-overflow="false">
      <number:hours number:style="long"/>
      <number:text>:</number:text>
      <number:minutes number:style="long"/>
      <number:text>:</number:text>
      <number:seconds number:style="long" number:decimal-places="2"/>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Излучение <text:s/>молекулы HCN в направлении мест образования источников мазерного излучения метанола.</text:h>
      <text:p text:style-name="P5">Начато: 20 февраля 2011г</text:p>
      <text:p text:style-name="P5">Зубрин С.Ю.</text:p>
      <text:h text:style-name="P11" text:outline-level="2">Введение.</text:h>
      <text:p text:style-name="P4"><text:tab/>В настоящее время моделирования мазерных источников излучения позволяют нам лишь ограничить достаточно широкий диапазон физических условий, пригодных для существования мазерных источников. Так что интересным представляется исследовать места образования мазерных источников посредством изучения излучения других молекул, образующегося там же, где и мазеры. Исследование излучения молекулы HCN, благодаря присутствию расщепления линии, позволяет получить физические параметры среды при проведении только одного измерения. Конечно же для этого необходимо делать некоторые предположения, но, как показали многочисленные исследования, они себя оправдывают.</text:p>
      <text:p text:style-name="P4"><text:tab/>Нами проведено исследование излучения молекулы HCN в направлении 60 источников мазерного излучения метанола на различных переходах. Источники отбирались на основании каталогов Песталоцци [] и Вальтц []. В результате в выборку попали мазерные источники, относящиеся к обеим классам метанольных мазеров, что позволет провести сравнение параметров излучения молекулы HCN для двух классов мазерных источников.</text:p>
      <text:h text:style-name="P11" text:outline-level="2">Техника наблюдений.</text:h>
      <text:p text:style-name="P1"><text:tab/>Наблюдения проводились на радиотелескопе РТ-22 Крымской астрофизической обсерватории в период с 15 октября по 3 ноября 2010 года. Для наблюдений использовался разработанный в РИНАН Украины комплекс для спектральных исследований [...]. <text:span text:style-name="T1">Шумовая температура системы в режиме двухполосного приема сигнала изменялась в пределах ... К и зависела от угла места наблюдаемого источника и погодных условий. </text:span><text:span text:style-name="T1">Ширина диаграммы направленности на используемой частоте оценивалась по наблюдениям планет и составляла … угловых секунд. </text:span><text:span text:style-name="T1">Наблюдения проводились в режиме ... (ON-OFF). Длительность каждого наблюдения составляла ... секунд и выбиралась исходя из условий наблюдений. Координаты опорной точки при наблюдениях </text:span><text:span text:style-name="T1">выбирались на 20 угловых секунд выше склонения источника</text:span><text:span text:style-name="T1">. </text:span><text:span text:style-name="T1">В сомнительных случаях опорная точка проверялась на наличие излучения HCN.</text:span><text:span text:style-name="T1"> Для проверки наведения антенны в начале каждого цикла наблюдений проводилось измерение тестового источника (DR21, ...). </text:span></text:p>
      <text:h text:style-name="P12" text:outline-level="2">Результаты наблюдений.</text:h>
      <text:p text:style-name="P1"><text:span text:style-name="T1"><text:tab/>Исследование излучения молекулы HCN было проведено в </text:span><text:span text:style-name="T1">направлении</text:span><text:span text:style-name="T1"> 6</text:span><text:span text:style-name="T1">1</text:span><text:span text:style-name="T1"> источник</text:span><text:span text:style-name="T1">а</text:span><text:span text:style-name="T1"> мазерного излучения. Список этих источников приведен в таблице 1. Излучение молекулы HCN обнаружено </text:span><text:span text:style-name="T1">для</text:span><text:span text:style-name="T1"> </text:span><text:span text:style-name="T1">60</text:span><text:span text:style-name="T1"> из просмотренных источников, и лишь для одного не </text:span><text:span text:style-name="T1">обнаружено</text:span><text:span text:style-name="T1">. Для 35 из отобранных источников отношение сигнал-шум </text:span><text:span text:style-name="T1">у</text:span><text:span text:style-name="T1"> полученных спектров превышает величину … и все линии в спектре достаточно хорошо зарегистрированы и позволяют провести аппроксимацию с целью получения параметров линии. В то же время есть 12 источников, зарегистрированные спектры которых обладают величиной ОСШ меньшей …, для которых получить параметры линий в результате аппроксимации не представляется возможным. Авторы предполагают провести ряд дополнительных измерений для исследования этих источников.</text:span></text:p>
      <text:p text:style-name="P1"><text:soft-page-break/><text:span text:style-name="T1"><text:tab/></text:span><text:span text:style-name="T1">Статистическая обработка полученной выборки для хорошо продетектированных источников показала, что </text:span><text:span text:style-name="T1">соотношение интенсивностей спектральных составляющих для линии <text:s/>HCN равны: R02 = 0.28002 </text:span><text:span text:style-name="T3">± </text:span><text:span text:style-name="T1">0.00228, R12 =0.51342 </text:span><text:span text:style-name="T3">± </text:span><text:span text:style-name="T1">0.00835 </text:span><text:span text:style-name="T1">(см рисунок Х</text:span><text:span text:style-name="T1">)</text:span><text:span text:style-name="T1">. </text:span><text:span text:style-name="T4">Как показывает практика наблюдений </text:span><text:span text:style-name="T4">[]</text:span><text:span text:style-name="T4"> и теоретический расчет </text:span><text:span text:style-name="T4">[]</text:span><text:span text:style-name="T4">, такое соотношение интенсивностей характерно/нехарактерно для вещества, находящегося в </text:span><text:span text:style-name="T4">состоянии </text:span><text:span text:style-name="T4">термодинамическо</text:span><text:span text:style-name="T4">го</text:span><text:span text:style-name="T4"> равновеси</text:span><text:span text:style-name="T4">я</text:span><text:span text:style-name="T4">.</text:span></text:p>
      <text:p text:style-name="P3"/>
      <text:p text:style-name="P1"><text:span text:style-name="T1"><text:tab/>Следует отметить, что </text:span><text:span text:style-name="T1">часть мазерных источников </text:span><text:span text:style-name="T1">(какая именно часть?)</text:span><text:span text:style-name="T1">, попавших в </text:span><text:span text:style-name="T1">выборку, идентифицируются с другими источниками (ИК-источники и т.д. - перечислить!). </text:span><text:span text:style-name="T1">Поскольку ранее проводились исследования излучения молекулы HCN в направлении этих источников […], мы провели сравнение параметров полученных нами спектров с параметрами, полученными в этих работах. </text:span></text:p>
      <text:p text:style-name="P3"/>
      <text:h text:style-name="P13" text:outline-level="2"><text:span text:style-name="T2">Дополнения</text:span>.</text:h>
      <text:p text:style-name="P4">Таблица 1. Список источников, в направлении которых проводились наблюдения.</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7">№</text:p>
          </table:table-cell>
          <table:table-cell table:style-name="Table1.A1" office:value-type="string">
            <text:p text:style-name="P7">Источник</text:p>
          </table:table-cell>
          <table:table-cell table:style-name="Table1.A1" office:value-type="string">
            <text:p text:style-name="P2">Дата наблюдений</text:p>
          </table:table-cell>
          <table:table-cell table:style-name="Table1.A1" office:value-type="string">
            <text:p text:style-name="P2">Прямое восхождение<text:line-break/>(J2000)</text:p>
          </table:table-cell>
          <table:table-cell table:style-name="Table1.A1" office:value-type="string">
            <text:p text:style-name="P2">Склонение<text:line-break/>(J2000)</text:p>
          </table:table-cell>
          <table:table-cell table:style-name="Table1.A1" office:value-type="string">
            <text:p text:style-name="P2">Ссылка-каталог мазеров</text:p>
          </table:table-cell>
          <table:table-cell table:style-name="Table1.A1" office:value-type="string">
            <text:p text:style-name="P2">Частота мазера</text:p>
          </table:table-cell>
          <table:table-cell table:style-name="Table1.H1" office:value-type="string">
            <text:p text:style-name="P2">Качество</text:p>
            <text:p text:style-name="P2">полученного спектра</text:p>
          </table:table-cell>
        </table:table-row>
        <table:table-row>
          <table:table-cell table:style-name="Table1.A2" office:value-type="float" office:value="1">
            <text:p text:style-name="P6">1</text:p>
          </table:table-cell>
          <table:table-cell table:style-name="Table1.B2" office:value-type="string">
            <text:p text:style-name="P6">121.28+0.65</text:p>
          </table:table-cell>
          <table:table-cell table:style-name="Table1.B2" office:value-type="string">
            <text:p text:style-name="P6">23/10/2010</text:p>
          </table:table-cell>
          <table:table-cell table:style-name="Table1.D2" office:value-type="time" office:time-value="PT00H36M42.2S">
            <text:p text:style-name="P6">00:36:42.20</text:p>
          </table:table-cell>
          <table:table-cell table:style-name="Table1.B2" office:value-type="string">
            <text:p text:style-name="P6">63:28:30.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2">
            <text:p text:style-name="P6">2</text:p>
          </table:table-cell>
          <table:table-cell table:style-name="Table1.B2" office:value-type="string">
            <text:p text:style-name="P6">123.05-6.31</text:p>
          </table:table-cell>
          <table:table-cell table:style-name="Table1.B2" office:value-type="string">
            <text:p text:style-name="P6">23/10/2010</text:p>
          </table:table-cell>
          <table:table-cell table:style-name="Table1.D2" office:value-type="time" office:time-value="PT00H52M19.9S">
            <text:p text:style-name="P6">00:52:19.90</text:p>
          </table:table-cell>
          <table:table-cell table:style-name="Table1.B2" office:value-type="string">
            <text:p text:style-name="P6">56:33:17.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3">
            <text:p text:style-name="P6">3</text:p>
          </table:table-cell>
          <table:table-cell table:style-name="Table1.B2" office:value-type="string">
            <text:p text:style-name="P6">133.749+1.198</text:p>
          </table:table-cell>
          <table:table-cell table:style-name="Table1.B2" office:value-type="string">
            <text:p text:style-name="P6">25/10/2010</text:p>
          </table:table-cell>
          <table:table-cell table:style-name="Table1.D2" office:value-type="time" office:time-value="PT02H25M53.55S">
            <text:p text:style-name="P6">02:25:53.55</text:p>
          </table:table-cell>
          <table:table-cell table:style-name="Table1.B2" office:value-type="string">
            <text:p text:style-name="P6">62:04:10.9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4">
            <text:p text:style-name="P6">4</text:p>
          </table:table-cell>
          <table:table-cell table:style-name="Table1.B2" office:value-type="string">
            <text:p text:style-name="P6">133.94+1.04</text:p>
          </table:table-cell>
          <table:table-cell table:style-name="Table1.B2" office:value-type="string">
            <text:p text:style-name="P6">20/10/2010</text:p>
          </table:table-cell>
          <table:table-cell table:style-name="Table1.D2" office:value-type="time" office:time-value="PT02H27M03.8S">
            <text:p text:style-name="P6">02:27:03.80</text:p>
          </table:table-cell>
          <table:table-cell table:style-name="Table1.B2" office:value-type="string">
            <text:p text:style-name="P6">61:52:25.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5">
            <text:p text:style-name="P6">5</text:p>
          </table:table-cell>
          <table:table-cell table:style-name="Table1.B2" office:value-type="string">
            <text:p text:style-name="P6">136.84+1.12</text:p>
          </table:table-cell>
          <table:table-cell table:style-name="Table1.B2" office:value-type="string">
            <text:p text:style-name="P6">23/10/2010</text:p>
          </table:table-cell>
          <table:table-cell table:style-name="Table1.D2" office:value-type="time" office:time-value="PT02H49M23.1S">
            <text:p text:style-name="P6">02:49:23.10</text:p>
          </table:table-cell>
          <table:table-cell table:style-name="Table1.B2" office:value-type="string">
            <text:p text:style-name="P6">60:46:26.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6">
            <text:p text:style-name="P6">6</text:p>
          </table:table-cell>
          <table:table-cell table:style-name="Table1.B2" office:value-type="string">
            <text:p text:style-name="P6">174.19-0.09</text:p>
          </table:table-cell>
          <table:table-cell table:style-name="Table1.B2" office:value-type="string">
            <text:p text:style-name="P6">25/10/2010</text:p>
          </table:table-cell>
          <table:table-cell table:style-name="Table1.D2" office:value-type="time" office:time-value="PT05H30M42S">
            <text:p text:style-name="P6">05:30:42.00</text:p>
          </table:table-cell>
          <table:table-cell table:style-name="Table1.B2" office:value-type="string">
            <text:p text:style-name="P6">33:47:14.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7">
            <text:p text:style-name="P6">7</text:p>
          </table:table-cell>
          <table:table-cell table:style-name="Table1.B2" office:value-type="string">
            <text:p text:style-name="P6">173.481+2.446</text:p>
          </table:table-cell>
          <table:table-cell table:style-name="Table1.B2" office:value-type="string">
            <text:p text:style-name="P6">25/10/2010</text:p>
          </table:table-cell>
          <table:table-cell table:style-name="Table1.D2" office:value-type="time" office:time-value="PT05H39M12.9S">
            <text:p text:style-name="P6">05:39:12.90</text:p>
          </table:table-cell>
          <table:table-cell table:style-name="Table1.B2" office:value-type="string">
            <text:p text:style-name="P6">35:45:54.1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8">
            <text:p text:style-name="P6">8</text:p>
          </table:table-cell>
          <table:table-cell table:style-name="Table1.B2" office:value-type="string">
            <text:p text:style-name="P6">173.49+2.42</text:p>
          </table:table-cell>
          <table:table-cell table:style-name="Table1.B2" office:value-type="string">
            <text:p text:style-name="P6">16/10/2010</text:p>
          </table:table-cell>
          <table:table-cell table:style-name="Table1.D2" office:value-type="time" office:time-value="PT05H39M13.1S">
            <text:p text:style-name="P6">05:39:13.10</text:p>
          </table:table-cell>
          <table:table-cell table:style-name="Table1.B2" office:value-type="string">
            <text:p text:style-name="P6">35:45:51.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9">
            <text:p text:style-name="P6">9</text:p>
          </table:table-cell>
          <table:table-cell table:style-name="Table1.B2" office:value-type="string">
            <text:p text:style-name="P6">IRAS05373+2349</text:p>
          </table:table-cell>
          <table:table-cell table:style-name="Table1.C10" office:value-type="date" office:date-value="2010-01-11">
            <text:p text:style-name="P6">01/11/10</text:p>
          </table:table-cell>
          <table:table-cell table:style-name="Table1.D2" office:value-type="time" office:time-value="PT05H40M24.4S">
            <text:p text:style-name="P6">05:40:24.40</text:p>
          </table:table-cell>
          <table:table-cell table:style-name="Table1.B2" office:value-type="string">
            <text:p text:style-name="P6">23:50:54.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10">
            <text:p text:style-name="P6">10</text:p>
          </table:table-cell>
          <table:table-cell table:style-name="Table1.B2" office:value-type="string">
            <text:p text:style-name="P6">S235</text:p>
          </table:table-cell>
          <table:table-cell table:style-name="Table1.B2" office:value-type="string">
            <text:p text:style-name="P6">23/10/2010</text:p>
          </table:table-cell>
          <table:table-cell table:style-name="Table1.D2" office:value-type="time" office:time-value="PT05H40M53.31S">
            <text:p text:style-name="P6">05:40:53.31</text:p>
          </table:table-cell>
          <table:table-cell table:style-name="Table1.B2" office:value-type="string">
            <text:p text:style-name="P6">35:41:48.8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11">
            <text:p text:style-name="P6">11</text:p>
          </table:table-cell>
          <table:table-cell table:style-name="Table1.B2" office:value-type="string">
            <text:p text:style-name="P6">173.69+2.87</text:p>
          </table:table-cell>
          <table:table-cell table:style-name="Table1.B2" office:value-type="string">
            <text:p text:style-name="P6">23/10/2010</text:p>
          </table:table-cell>
          <table:table-cell table:style-name="Table1.D2" office:value-type="time" office:time-value="PT05H41M33.8S">
            <text:p text:style-name="P6">05:41:33.80</text:p>
          </table:table-cell>
          <table:table-cell table:style-name="Table1.B2" office:value-type="string">
            <text:p text:style-name="P6">35:48:27.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12">
            <text:p text:style-name="P6">12</text:p>
          </table:table-cell>
          <table:table-cell table:style-name="Table1.B2" office:value-type="string">
            <text:p text:style-name="P6">183.34+0.59</text:p>
          </table:table-cell>
          <table:table-cell table:style-name="Table1.B2" office:value-type="string">
            <text:p text:style-name="P6">21/10/2010</text:p>
          </table:table-cell>
          <table:table-cell table:style-name="Table1.D2" office:value-type="time" office:time-value="PT05H51M06S">
            <text:p text:style-name="P6">05:51:06.00</text:p>
          </table:table-cell>
          <table:table-cell table:style-name="Table1.B2" office:value-type="string">
            <text:p text:style-name="P6">25:45:45.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13">
            <text:p text:style-name="P6">13</text:p>
          </table:table-cell>
          <table:table-cell table:style-name="Table1.B2" office:value-type="string">
            <text:p text:style-name="P6">H05480+2545</text:p>
          </table:table-cell>
          <table:table-cell table:style-name="Table1.B2" office:value-type="string">
            <text:p text:style-name="P6">30/10/2010</text:p>
          </table:table-cell>
          <table:table-cell table:style-name="Table1.D2" office:value-type="time" office:time-value="PT05H51M10.6S">
            <text:p text:style-name="P6">05:51:10.60</text:p>
          </table:table-cell>
          <table:table-cell table:style-name="Table1.B2" office:value-type="string">
            <text:p text:style-name="P6">25:46:14.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14">
            <text:p text:style-name="P6">14</text:p>
          </table:table-cell>
          <table:table-cell table:style-name="Table1.B2" office:value-type="string">
            <text:p text:style-name="P6">189.032+0.785</text:p>
          </table:table-cell>
          <table:table-cell table:style-name="Table1.C10" office:value-type="date" office:date-value="2010-01-11">
            <text:p text:style-name="P6">01/11/10</text:p>
          </table:table-cell>
          <table:table-cell table:style-name="Table1.D2" office:value-type="time" office:time-value="PT06H08M41.16S">
            <text:p text:style-name="P6">06:08:41.16</text:p>
          </table:table-cell>
          <table:table-cell table:style-name="Table1.B2" office:value-type="string">
            <text:p text:style-name="P6">21:31:03.6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15">
            <text:p text:style-name="P6">15</text:p>
          </table:table-cell>
          <table:table-cell table:style-name="Table1.B2" office:value-type="string">
            <text:p text:style-name="P6">189.78+0.34</text:p>
          </table:table-cell>
          <table:table-cell table:style-name="Table1.B2" office:value-type="string">
            <text:p text:style-name="P6">25/10/2010</text:p>
          </table:table-cell>
          <table:table-cell table:style-name="Table1.D2" office:value-type="time" office:time-value="PT06H08M34.5S">
            <text:p text:style-name="P6">06:08:34.50</text:p>
          </table:table-cell>
          <table:table-cell table:style-name="Table1.B2" office:value-type="string">
            <text:p text:style-name="P6">20:38:50.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16">
            <text:p text:style-name="P6">16</text:p>
          </table:table-cell>
          <table:table-cell table:style-name="Table1.B2" office:value-type="string">
            <text:p text:style-name="P6">188.95+0.89</text:p>
          </table:table-cell>
          <table:table-cell table:style-name="Table1.B2" office:value-type="string">
            <text:p text:style-name="P6">25/10/2010</text:p>
          </table:table-cell>
          <table:table-cell table:style-name="Table1.D2" office:value-type="time" office:time-value="PT06H08M53.4S">
            <text:p text:style-name="P6">06:08:53.40</text:p>
          </table:table-cell>
          <table:table-cell table:style-name="Table1.B2" office:value-type="string">
            <text:p text:style-name="P6">21:38:29.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17">
            <text:p text:style-name="P6">17</text:p>
          </table:table-cell>
          <table:table-cell table:style-name="Table1.B2" office:value-type="string">
            <text:p text:style-name="P6">188.79+1.02</text:p>
          </table:table-cell>
          <table:table-cell table:style-name="Table1.B2" office:value-type="string">
            <text:p text:style-name="P6">25/10/2010</text:p>
          </table:table-cell>
          <table:table-cell table:style-name="Table1.D2" office:value-type="time" office:time-value="PT06H09M06.5S">
            <text:p text:style-name="P6">06:09:06.50</text:p>
          </table:table-cell>
          <table:table-cell table:style-name="Table1.B2" office:value-type="string">
            <text:p text:style-name="P6">21:50:26.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18">
            <text:p text:style-name="P6">18</text:p>
          </table:table-cell>
          <table:table-cell table:style-name="Table1.B2" office:value-type="string">
            <text:p text:style-name="P6">192.60-0.05</text:p>
          </table:table-cell>
          <table:table-cell table:style-name="Table1.B2" office:value-type="string">
            <text:p text:style-name="P6">21/10/2010</text:p>
          </table:table-cell>
          <table:table-cell table:style-name="Table1.D2" office:value-type="time" office:time-value="PT06H12M54S">
            <text:p text:style-name="P6">06:12:54.00</text:p>
          </table:table-cell>
          <table:table-cell table:style-name="Table1.B2" office:value-type="string">
            <text:p text:style-name="P6">17:59:23.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19">
            <text:p text:style-name="P6">19</text:p>
          </table:table-cell>
          <table:table-cell table:style-name="Table1.B2" office:value-type="string">
            <text:p text:style-name="P6">192.597-0.035</text:p>
          </table:table-cell>
          <table:table-cell table:style-name="Table1.B2" office:value-type="string">
            <text:p text:style-name="P6">25/10/2010</text:p>
          </table:table-cell>
          <table:table-cell table:style-name="Table1.D2" office:value-type="time" office:time-value="PT06H12M56.41S">
            <text:p text:style-name="P6">06:12:56.41</text:p>
          </table:table-cell>
          <table:table-cell table:style-name="Table1.B2" office:value-type="string">
            <text:p text:style-name="P6">17:59:53.8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20">
            <text:p text:style-name="P6">20</text:p>
          </table:table-cell>
          <table:table-cell table:style-name="Table1.B2" office:value-type="string">
            <text:p text:style-name="P6">194.934-1.227</text:p>
          </table:table-cell>
          <table:table-cell table:style-name="Table1.C10" office:value-type="date" office:date-value="2010-01-11">
            <text:p text:style-name="P6">01/11/10</text:p>
          </table:table-cell>
          <table:table-cell table:style-name="Table1.D2" office:value-type="time" office:time-value="PT06H13M15.18S">
            <text:p text:style-name="P6">06:13:15.18</text:p>
          </table:table-cell>
          <table:table-cell table:style-name="Table1.B2" office:value-type="string">
            <text:p text:style-name="P6">15:22:36.3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21">
            <text:p text:style-name="P6">21</text:p>
          </table:table-cell>
          <table:table-cell table:style-name="Table1.B2" office:value-type="string">
            <text:p text:style-name="P6">196.45-1.68</text:p>
          </table:table-cell>
          <table:table-cell table:style-name="Table1.B2" office:value-type="string">
            <text:p text:style-name="P6">21/10/2010</text:p>
          </table:table-cell>
          <table:table-cell table:style-name="Table1.D2" office:value-type="time" office:time-value="PT06H14M37.1S">
            <text:p text:style-name="P6">06:14:37.10</text:p>
          </table:table-cell>
          <table:table-cell table:style-name="Table1.B2" office:value-type="string">
            <text:p text:style-name="P6">13:49:37.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22">
            <text:p text:style-name="P6">22</text:p>
          </table:table-cell>
          <table:table-cell table:style-name="Table1.B2" office:value-type="string">
            <text:p text:style-name="P6">203.316+2.055</text:p>
          </table:table-cell>
          <table:table-cell table:style-name="Table1.B2" office:value-type="string">
            <text:p text:style-name="P6">25/10/2010</text:p>
          </table:table-cell>
          <table:table-cell table:style-name="Table1.D2" office:value-type="time" office:time-value="PT06H41M09.66S">
            <text:p text:style-name="P6">06:41:09.66</text:p>
          </table:table-cell>
          <table:table-cell table:style-name="Table1.B2" office:value-type="string">
            <text:p text:style-name="P6">9:29:34.9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23">
            <text:p text:style-name="P6">23</text:p>
          </table:table-cell>
          <table:table-cell table:style-name="Table1.B2" office:value-type="string">
            <text:p text:style-name="P6">206.538-16.358</text:p>
          </table:table-cell>
          <table:table-cell table:style-name="Table1.C10" office:value-type="date" office:date-value="2010-03-11">
            <text:p text:style-name="P6">03/11/10</text:p>
          </table:table-cell>
          <table:table-cell table:style-name="Table1.D2" office:value-type="time" office:time-value="PT05H41M42.89S">
            <text:p text:style-name="P6">05:41:42.89</text:p>
          </table:table-cell>
          <table:table-cell table:style-name="Table1.B2" office:value-type="string">
            <text:p text:style-name="P6">-1:54:33.6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24">
            <text:p text:style-name="P6">24</text:p>
          </table:table-cell>
          <table:table-cell table:style-name="Table1.B2" office:value-type="string">
            <text:p text:style-name="P6">205.109-14.111</text:p>
          </table:table-cell>
          <table:table-cell table:style-name="Table1.B2" office:value-type="string">
            <text:p text:style-name="P6">25/10/2010</text:p>
          </table:table-cell>
          <table:table-cell table:style-name="Table1.D2" office:value-type="time" office:time-value="PT05H47M04.14S">
            <text:p text:style-name="P6">05:47:04.14</text:p>
          </table:table-cell>
          <table:table-cell table:style-name="Table1.B2" office:value-type="string">
            <text:p text:style-name="P6">0:21:42.1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25">
            <text:p text:style-name="P6">25</text:p>
          </table:table-cell>
          <table:table-cell table:style-name="Table1.B2" office:value-type="string">
            <text:p text:style-name="P6">78.10+3.64</text:p>
          </table:table-cell>
          <table:table-cell table:style-name="Table1.B2" office:value-type="string">
            <text:p text:style-name="P6">22/10/2010</text:p>
          </table:table-cell>
          <table:table-cell table:style-name="Table1.D2" office:value-type="time" office:time-value="PT20H14M26S">
            <text:p text:style-name="P6">20:14:26.00</text:p>
          </table:table-cell>
          <table:table-cell table:style-name="Table1.B2" office:value-type="string">
            <text:p text:style-name="P6">41:13:33.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ext:soft-page-break/>
        <table:table-row>
          <table:table-cell table:style-name="Table1.A2" office:value-type="float" office:value="26">
            <text:p text:style-name="P6">26</text:p>
          </table:table-cell>
          <table:table-cell table:style-name="Table1.B2" office:value-type="string">
            <text:p text:style-name="P6">75.76+0.34</text:p>
          </table:table-cell>
          <table:table-cell table:style-name="Table1.B2" office:value-type="string">
            <text:p text:style-name="P6">22/10/2010</text:p>
          </table:table-cell>
          <table:table-cell table:style-name="Table1.D2" office:value-type="time" office:time-value="PT20H21M40.1S">
            <text:p text:style-name="P6">20:21:40.10</text:p>
          </table:table-cell>
          <table:table-cell table:style-name="Table1.B2" office:value-type="string">
            <text:p text:style-name="P6">37:25:37.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27">
            <text:p text:style-name="P6">27</text:p>
          </table:table-cell>
          <table:table-cell table:style-name="Table1.B2" office:value-type="string">
            <text:p text:style-name="P6">75.772+0.343</text:p>
          </table:table-cell>
          <table:table-cell table:style-name="Table1.B2" office:value-type="string">
            <text:p text:style-name="P6">24/10/2010</text:p>
          </table:table-cell>
          <table:table-cell table:style-name="Table1.D2" office:value-type="time" office:time-value="PT20H21M44.43S">
            <text:p text:style-name="P6">20:21:44.43</text:p>
          </table:table-cell>
          <table:table-cell table:style-name="Table1.B2" office:value-type="string">
            <text:p text:style-name="P6">37:26:47.8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28">
            <text:p text:style-name="P6">28</text:p>
          </table:table-cell>
          <table:table-cell table:style-name="Table1.B2" office:value-type="string">
            <text:p text:style-name="P6">81.87+0.78</text:p>
          </table:table-cell>
          <table:table-cell table:style-name="Table1.B2" office:value-type="string">
            <text:p text:style-name="P6">15/10/2010</text:p>
          </table:table-cell>
          <table:table-cell table:style-name="Table1.D2" office:value-type="time" office:time-value="PT20H38M36.4S">
            <text:p text:style-name="P6">20:38:36.40</text:p>
          </table:table-cell>
          <table:table-cell table:style-name="Table1.B2" office:value-type="string">
            <text:p text:style-name="P6">42:37:36.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29">
            <text:p text:style-name="P6">29</text:p>
          </table:table-cell>
          <table:table-cell table:style-name="Table1.B2" office:value-type="string">
            <text:p text:style-name="P6">81.877+0.784</text:p>
          </table:table-cell>
          <table:table-cell table:style-name="Table1.B2" office:value-type="string">
            <text:p text:style-name="P6">24/10/2010</text:p>
          </table:table-cell>
          <table:table-cell table:style-name="Table1.D2" office:value-type="time" office:time-value="PT20H38M36.76S">
            <text:p text:style-name="P6">20:38:36.76</text:p>
          </table:table-cell>
          <table:table-cell table:style-name="Table1.B2" office:value-type="string">
            <text:p text:style-name="P6">42:37:59.6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30">
            <text:p text:style-name="P6">30</text:p>
          </table:table-cell>
          <table:table-cell table:style-name="Table1.B2" office:value-type="string">
            <text:p text:style-name="P6">DR21-West</text:p>
          </table:table-cell>
          <table:table-cell table:style-name="Table1.B2" office:value-type="string">
            <text:p text:style-name="P6">15/10/2010</text:p>
          </table:table-cell>
          <table:table-cell table:style-name="Table1.D2" office:value-type="time" office:time-value="PT20H38M54.52S">
            <text:p text:style-name="P6">20:38:54.52</text:p>
          </table:table-cell>
          <table:table-cell table:style-name="Table1.B2" office:value-type="string">
            <text:p text:style-name="P6">42:19:23.6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31">
            <text:p text:style-name="P6">31</text:p>
          </table:table-cell>
          <table:table-cell table:style-name="Table1.B2" office:value-type="string">
            <text:p text:style-name="P6">DR21(OH)</text:p>
          </table:table-cell>
          <table:table-cell table:style-name="Table1.B2" office:value-type="string">
            <text:p text:style-name="P6">24/10/2010</text:p>
          </table:table-cell>
          <table:table-cell table:style-name="Table1.D2" office:value-type="time" office:time-value="PT20H39M03.47S">
            <text:p text:style-name="P6">20:39:03.47</text:p>
          </table:table-cell>
          <table:table-cell table:style-name="Table1.B2" office:value-type="string">
            <text:p text:style-name="P6">42:25:53.1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32">
            <text:p text:style-name="P6">32</text:p>
          </table:table-cell>
          <table:table-cell table:style-name="Table1.B2" office:value-type="string">
            <text:p text:style-name="P6">81.76+0.59</text:p>
          </table:table-cell>
          <table:table-cell table:style-name="Table1.B2" office:value-type="string">
            <text:p text:style-name="P6">22/10/2010</text:p>
          </table:table-cell>
          <table:table-cell table:style-name="Table1.D2" office:value-type="time" office:time-value="PT20H39M03.5S">
            <text:p text:style-name="P6">20:39:03.50</text:p>
          </table:table-cell>
          <table:table-cell table:style-name="Table1.B2" office:value-type="string">
            <text:p text:style-name="P6">42:25:53.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33">
            <text:p text:style-name="P6">33</text:p>
          </table:table-cell>
          <table:table-cell table:style-name="Table1.B2" office:value-type="string">
            <text:p text:style-name="P6">85.40-0.00</text:p>
          </table:table-cell>
          <table:table-cell table:style-name="Table1.B2" office:value-type="string">
            <text:p text:style-name="P6">22/10/2010</text:p>
          </table:table-cell>
          <table:table-cell table:style-name="Table1.D2" office:value-type="time" office:time-value="PT20H54M13.7S">
            <text:p text:style-name="P6">20:54:13.70</text:p>
          </table:table-cell>
          <table:table-cell table:style-name="Table1.B2" office:value-type="string">
            <text:p text:style-name="P6">44:54:08.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34">
            <text:p text:style-name="P6">34</text:p>
          </table:table-cell>
          <table:table-cell table:style-name="Table1.B2" office:value-type="string">
            <text:p text:style-name="P6">94.259-0.411</text:p>
          </table:table-cell>
          <table:table-cell table:style-name="Table1.B2" office:value-type="string">
            <text:p text:style-name="P6">24/10/2010</text:p>
          </table:table-cell>
          <table:table-cell table:style-name="Table1.D2" office:value-type="time" office:time-value="PT21H32M30.8S">
            <text:p text:style-name="P6">21:32:30.80</text:p>
          </table:table-cell>
          <table:table-cell table:style-name="Table1.B2" office:value-type="string">
            <text:p text:style-name="P6">51:02:15.5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35">
            <text:p text:style-name="P6">35</text:p>
          </table:table-cell>
          <table:table-cell table:style-name="Table1.B2" office:value-type="string">
            <text:p text:style-name="P6">99.982+4.17</text:p>
          </table:table-cell>
          <table:table-cell table:style-name="Table1.B2" office:value-type="string">
            <text:p text:style-name="P6">24/10/2010</text:p>
          </table:table-cell>
          <table:table-cell table:style-name="Table1.D2" office:value-type="time" office:time-value="PT21H40M42.3S">
            <text:p text:style-name="P6">21:40:42.30</text:p>
          </table:table-cell>
          <table:table-cell table:style-name="Table1.B2" office:value-type="string">
            <text:p text:style-name="P6">58:16:09.8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36">
            <text:p text:style-name="P6">36</text:p>
          </table:table-cell>
          <table:table-cell table:style-name="Table1.B2" office:value-type="string">
            <text:p text:style-name="P6">106.797+5.312</text:p>
          </table:table-cell>
          <table:table-cell table:style-name="Table1.B2" office:value-type="string">
            <text:p text:style-name="P6">27/10/2010</text:p>
          </table:table-cell>
          <table:table-cell table:style-name="Table1.D2" office:value-type="time" office:time-value="PT22H19M18.27S">
            <text:p text:style-name="P6">22:19:18.27</text:p>
          </table:table-cell>
          <table:table-cell table:style-name="Table1.B2" office:value-type="string">
            <text:p text:style-name="P6">63:18:48.6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37">
            <text:p text:style-name="P6">37</text:p>
          </table:table-cell>
          <table:table-cell table:style-name="Table1.B2" office:value-type="string">
            <text:p text:style-name="P6">108.18+5.51</text:p>
          </table:table-cell>
          <table:table-cell table:style-name="Table1.B2" office:value-type="string">
            <text:p text:style-name="P6">22/10/2010</text:p>
          </table:table-cell>
          <table:table-cell table:style-name="Table1.D2" office:value-type="time" office:time-value="PT22H28M52S">
            <text:p text:style-name="P6">22:28:52.00</text:p>
          </table:table-cell>
          <table:table-cell table:style-name="Table1.B2" office:value-type="string">
            <text:p text:style-name="P6">64:13:22.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38">
            <text:p text:style-name="P6">38</text:p>
          </table:table-cell>
          <table:table-cell table:style-name="Table1.B2" office:value-type="string">
            <text:p text:style-name="P6">108.596+0.493</text:p>
          </table:table-cell>
          <table:table-cell table:style-name="Table1.C10" office:value-type="date" office:date-value="2010-01-11">
            <text:p text:style-name="P6">01/11/10</text:p>
          </table:table-cell>
          <table:table-cell table:style-name="Table1.D2" office:value-type="time" office:time-value="PT22H52M38.68S">
            <text:p text:style-name="P6">22:52:38.68</text:p>
          </table:table-cell>
          <table:table-cell table:style-name="Table1.B2" office:value-type="string">
            <text:p text:style-name="P6">60:00:56.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39">
            <text:p text:style-name="P6">39</text:p>
          </table:table-cell>
          <table:table-cell table:style-name="Table1.B2" office:value-type="string">
            <text:p text:style-name="P6">109.86+2.10</text:p>
          </table:table-cell>
          <table:table-cell table:style-name="Table1.B2" office:value-type="string">
            <text:p text:style-name="P6">15/10/2010</text:p>
          </table:table-cell>
          <table:table-cell table:style-name="Table1.D2" office:value-type="time" office:time-value="PT22H56M18.1S">
            <text:p text:style-name="P6">22:56:18.10</text:p>
          </table:table-cell>
          <table:table-cell table:style-name="Table1.B2" office:value-type="string">
            <text:p text:style-name="P6">62:01:49.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40">
            <text:p text:style-name="P6">40</text:p>
          </table:table-cell>
          <table:table-cell table:style-name="Table1.B2" office:value-type="string">
            <text:p text:style-name="P6">108.75-0.96</text:p>
          </table:table-cell>
          <table:table-cell table:style-name="Table1.B2" office:value-type="string">
            <text:p text:style-name="P6">25/10/2010</text:p>
          </table:table-cell>
          <table:table-cell table:style-name="Table1.D2" office:value-type="time" office:time-value="PT22H58M40.3S">
            <text:p text:style-name="P6">22:58:40.30</text:p>
          </table:table-cell>
          <table:table-cell table:style-name="Table1.B2" office:value-type="string">
            <text:p text:style-name="P6">58:46:05.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41">
            <text:p text:style-name="P6">41</text:p>
          </table:table-cell>
          <table:table-cell table:style-name="Table1.B2" office:value-type="string">
            <text:p text:style-name="P6">110.093-0.065</text:p>
          </table:table-cell>
          <table:table-cell table:style-name="Table1.C10" office:value-type="date" office:date-value="2010-03-11">
            <text:p text:style-name="P6">03/11/10</text:p>
          </table:table-cell>
          <table:table-cell table:style-name="Table1.D2" office:value-type="time" office:time-value="PT23H05M25.71S">
            <text:p text:style-name="P6">23:05:25.71</text:p>
          </table:table-cell>
          <table:table-cell table:style-name="Table1.B2" office:value-type="string">
            <text:p text:style-name="P6">60:08:07.9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42">
            <text:p text:style-name="P6">42</text:p>
          </table:table-cell>
          <table:table-cell table:style-name="Table1.B2" office:value-type="string">
            <text:p text:style-name="P6">111.542+0.777</text:p>
          </table:table-cell>
          <table:table-cell table:style-name="Table1.C10" office:value-type="date" office:date-value="2010-03-11">
            <text:p text:style-name="P6">03/11/10</text:p>
          </table:table-cell>
          <table:table-cell table:style-name="Table1.D2" office:value-type="time" office:time-value="PT23H13M45.37S">
            <text:p text:style-name="P6">23:13:45.37</text:p>
          </table:table-cell>
          <table:table-cell table:style-name="Table1.B2" office:value-type="string">
            <text:p text:style-name="P6">61:28:10.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43">
            <text:p text:style-name="P6">43</text:p>
          </table:table-cell>
          <table:table-cell table:style-name="Table1.B2" office:value-type="string">
            <text:p text:style-name="P6">111.236-1.238</text:p>
          </table:table-cell>
          <table:table-cell table:style-name="Table1.C10" office:value-type="date" office:date-value="2010-01-11">
            <text:p text:style-name="P6">01/11/10</text:p>
          </table:table-cell>
          <table:table-cell table:style-name="Table1.D2" office:value-type="time" office:time-value="PT23H17M21.03S">
            <text:p text:style-name="P6">23:17:21.03</text:p>
          </table:table-cell>
          <table:table-cell table:style-name="Table1.B2" office:value-type="string">
            <text:p text:style-name="P6">59:28:49.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44">
            <text:p text:style-name="P6">44</text:p>
          </table:table-cell>
          <table:table-cell table:style-name="Table1.B2" office:value-type="string">
            <text:p text:style-name="P6">114.513-0.535</text:p>
          </table:table-cell>
          <table:table-cell table:style-name="Table1.B2" office:value-type="string">
            <text:p text:style-name="P6">24/10/2010</text:p>
          </table:table-cell>
          <table:table-cell table:style-name="Table1.D2" office:value-type="time" office:time-value="PT23H40M43.86S">
            <text:p text:style-name="P6">23:40:43.86</text:p>
          </table:table-cell>
          <table:table-cell table:style-name="Table1.B2" office:value-type="string">
            <text:p text:style-name="P6">61:10:31.3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45">
            <text:p text:style-name="P6">45</text:p>
          </table:table-cell>
          <table:table-cell table:style-name="Table1.B2" office:value-type="string">
            <text:p text:style-name="P6">81.87+0.78</text:p>
          </table:table-cell>
          <table:table-cell table:style-name="Table1.B2" office:value-type="string">
            <text:p text:style-name="P6">15/10/2010</text:p>
          </table:table-cell>
          <table:table-cell table:style-name="Table1.D2" office:value-type="time" office:time-value="PT20H38M36.4S">
            <text:p text:style-name="P6">20:38:36.40</text:p>
          </table:table-cell>
          <table:table-cell table:style-name="Table1.B2" office:value-type="string">
            <text:p text:style-name="P6">42:37:36.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46">
            <text:p text:style-name="P6">46</text:p>
          </table:table-cell>
          <table:table-cell table:style-name="Table1.B2" office:value-type="string">
            <text:p text:style-name="P6">81.877+0.784</text:p>
          </table:table-cell>
          <table:table-cell table:style-name="Table1.B2" office:value-type="string">
            <text:p text:style-name="P6">24/10/2010</text:p>
          </table:table-cell>
          <table:table-cell table:style-name="Table1.D2" office:value-type="time" office:time-value="PT20H38M36.76S">
            <text:p text:style-name="P6">20:38:36.76</text:p>
          </table:table-cell>
          <table:table-cell table:style-name="Table1.B2" office:value-type="string">
            <text:p text:style-name="P6">42:37:59.6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47">
            <text:p text:style-name="P6">47</text:p>
          </table:table-cell>
          <table:table-cell table:style-name="Table1.B2" office:value-type="string">
            <text:p text:style-name="P6">DR21-West</text:p>
          </table:table-cell>
          <table:table-cell table:style-name="Table1.B2" office:value-type="string">
            <text:p text:style-name="P6">15/10/2010</text:p>
          </table:table-cell>
          <table:table-cell table:style-name="Table1.D2" office:value-type="time" office:time-value="PT20H38M54.52S">
            <text:p text:style-name="P6">20:38:54.52</text:p>
          </table:table-cell>
          <table:table-cell table:style-name="Table1.B2" office:value-type="string">
            <text:p text:style-name="P6">42:19:23.6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48">
            <text:p text:style-name="P6">48</text:p>
          </table:table-cell>
          <table:table-cell table:style-name="Table1.B2" office:value-type="string">
            <text:p text:style-name="P6">DR21(OH)</text:p>
          </table:table-cell>
          <table:table-cell table:style-name="Table1.B2" office:value-type="string">
            <text:p text:style-name="P6">24/10/2010</text:p>
          </table:table-cell>
          <table:table-cell table:style-name="Table1.D2" office:value-type="time" office:time-value="PT20H39M03.47S">
            <text:p text:style-name="P6">20:39:03.47</text:p>
          </table:table-cell>
          <table:table-cell table:style-name="Table1.B2" office:value-type="string">
            <text:p text:style-name="P6">42:25:53.1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49">
            <text:p text:style-name="P6">49</text:p>
          </table:table-cell>
          <table:table-cell table:style-name="Table1.B2" office:value-type="string">
            <text:p text:style-name="P6">81.76+0.59</text:p>
          </table:table-cell>
          <table:table-cell table:style-name="Table1.B2" office:value-type="string">
            <text:p text:style-name="P6">22/10/2010</text:p>
          </table:table-cell>
          <table:table-cell table:style-name="Table1.D2" office:value-type="time" office:time-value="PT20H39M03.5S">
            <text:p text:style-name="P6">20:39:03.50</text:p>
          </table:table-cell>
          <table:table-cell table:style-name="Table1.B2" office:value-type="string">
            <text:p text:style-name="P6">42:25:53.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50">
            <text:p text:style-name="P6">50</text:p>
          </table:table-cell>
          <table:table-cell table:style-name="Table1.B2" office:value-type="string">
            <text:p text:style-name="P6">85.40-0.00</text:p>
          </table:table-cell>
          <table:table-cell table:style-name="Table1.B2" office:value-type="string">
            <text:p text:style-name="P6">22/10/2010</text:p>
          </table:table-cell>
          <table:table-cell table:style-name="Table1.D2" office:value-type="time" office:time-value="PT20H54M13.7S">
            <text:p text:style-name="P6">20:54:13.70</text:p>
          </table:table-cell>
          <table:table-cell table:style-name="Table1.B2" office:value-type="string">
            <text:p text:style-name="P6">44:54:08.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51">
            <text:p text:style-name="P6">51</text:p>
          </table:table-cell>
          <table:table-cell table:style-name="Table1.B2" office:value-type="string">
            <text:p text:style-name="P6">94.259-0.411</text:p>
          </table:table-cell>
          <table:table-cell table:style-name="Table1.B2" office:value-type="string">
            <text:p text:style-name="P6">24/10/2010</text:p>
          </table:table-cell>
          <table:table-cell table:style-name="Table1.D2" office:value-type="time" office:time-value="PT21H32M30.8S">
            <text:p text:style-name="P6">21:32:30.80</text:p>
          </table:table-cell>
          <table:table-cell table:style-name="Table1.B2" office:value-type="string">
            <text:p text:style-name="P6">51:02:15.5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52">
            <text:p text:style-name="P6">52</text:p>
          </table:table-cell>
          <table:table-cell table:style-name="Table1.B2" office:value-type="string">
            <text:p text:style-name="P6">99.982+4.17</text:p>
          </table:table-cell>
          <table:table-cell table:style-name="Table1.B2" office:value-type="string">
            <text:p text:style-name="P6">24/10/2010</text:p>
          </table:table-cell>
          <table:table-cell table:style-name="Table1.D2" office:value-type="time" office:time-value="PT21H40M42.3S">
            <text:p text:style-name="P6">21:40:42.30</text:p>
          </table:table-cell>
          <table:table-cell table:style-name="Table1.B2" office:value-type="string">
            <text:p text:style-name="P6">58:16:09.8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53">
            <text:p text:style-name="P6">53</text:p>
          </table:table-cell>
          <table:table-cell table:style-name="Table1.B2" office:value-type="string">
            <text:p text:style-name="P6">106.797+5.312</text:p>
          </table:table-cell>
          <table:table-cell table:style-name="Table1.B2" office:value-type="string">
            <text:p text:style-name="P6">27/10/2010</text:p>
          </table:table-cell>
          <table:table-cell table:style-name="Table1.D2" office:value-type="time" office:time-value="PT22H19M18.27S">
            <text:p text:style-name="P6">22:19:18.27</text:p>
          </table:table-cell>
          <table:table-cell table:style-name="Table1.B2" office:value-type="string">
            <text:p text:style-name="P6">63:18:48.6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54">
            <text:p text:style-name="P6">54</text:p>
          </table:table-cell>
          <table:table-cell table:style-name="Table1.B2" office:value-type="string">
            <text:p text:style-name="P6">108.18+5.51</text:p>
          </table:table-cell>
          <table:table-cell table:style-name="Table1.B2" office:value-type="string">
            <text:p text:style-name="P6">22/10/2010</text:p>
          </table:table-cell>
          <table:table-cell table:style-name="Table1.D2" office:value-type="time" office:time-value="PT22H28M52S">
            <text:p text:style-name="P6">22:28:52.00</text:p>
          </table:table-cell>
          <table:table-cell table:style-name="Table1.B2" office:value-type="string">
            <text:p text:style-name="P6">64:13:22.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ext:soft-page-break/>
        <table:table-row>
          <table:table-cell table:style-name="Table1.A2" office:value-type="float" office:value="55">
            <text:p text:style-name="P6">55</text:p>
          </table:table-cell>
          <table:table-cell table:style-name="Table1.B2" office:value-type="string">
            <text:p text:style-name="P6">108.596+0.493</text:p>
          </table:table-cell>
          <table:table-cell table:style-name="Table1.C10" office:value-type="date" office:date-value="2010-01-11">
            <text:p text:style-name="P6">01/11/10</text:p>
          </table:table-cell>
          <table:table-cell table:style-name="Table1.D2" office:value-type="time" office:time-value="PT22H52M38.68S">
            <text:p text:style-name="P6">22:52:38.68</text:p>
          </table:table-cell>
          <table:table-cell table:style-name="Table1.B2" office:value-type="string">
            <text:p text:style-name="P6">60:00:56.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56">
            <text:p text:style-name="P6">56</text:p>
          </table:table-cell>
          <table:table-cell table:style-name="Table1.B2" office:value-type="string">
            <text:p text:style-name="P6">109.86+2.10</text:p>
          </table:table-cell>
          <table:table-cell table:style-name="Table1.B2" office:value-type="string">
            <text:p text:style-name="P6">15/10/2010</text:p>
          </table:table-cell>
          <table:table-cell table:style-name="Table1.D2" office:value-type="time" office:time-value="PT22H56M18.1S">
            <text:p text:style-name="P6">22:56:18.10</text:p>
          </table:table-cell>
          <table:table-cell table:style-name="Table1.B2" office:value-type="string">
            <text:p text:style-name="P6">62:01:49.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57">
            <text:p text:style-name="P6">57</text:p>
          </table:table-cell>
          <table:table-cell table:style-name="Table1.B2" office:value-type="string">
            <text:p text:style-name="P6">108.75-0.96</text:p>
          </table:table-cell>
          <table:table-cell table:style-name="Table1.B2" office:value-type="string">
            <text:p text:style-name="P6">25/10/2010</text:p>
          </table:table-cell>
          <table:table-cell table:style-name="Table1.D2" office:value-type="time" office:time-value="PT22H58M40.3S">
            <text:p text:style-name="P6">22:58:40.30</text:p>
          </table:table-cell>
          <table:table-cell table:style-name="Table1.B2" office:value-type="string">
            <text:p text:style-name="P6">58:46:05.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58">
            <text:p text:style-name="P6">58</text:p>
          </table:table-cell>
          <table:table-cell table:style-name="Table1.B2" office:value-type="string">
            <text:p text:style-name="P6">110.093-0.065</text:p>
          </table:table-cell>
          <table:table-cell table:style-name="Table1.C10" office:value-type="date" office:date-value="2010-03-11">
            <text:p text:style-name="P6">03/11/10</text:p>
          </table:table-cell>
          <table:table-cell table:style-name="Table1.D2" office:value-type="time" office:time-value="PT23H05M25.71S">
            <text:p text:style-name="P6">23:05:25.71</text:p>
          </table:table-cell>
          <table:table-cell table:style-name="Table1.B2" office:value-type="string">
            <text:p text:style-name="P6">60:08:07.9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59">
            <text:p text:style-name="P6">59</text:p>
          </table:table-cell>
          <table:table-cell table:style-name="Table1.B2" office:value-type="string">
            <text:p text:style-name="P6">111.542+0.777</text:p>
          </table:table-cell>
          <table:table-cell table:style-name="Table1.C10" office:value-type="date" office:date-value="2010-03-11">
            <text:p text:style-name="P6">03/11/10</text:p>
          </table:table-cell>
          <table:table-cell table:style-name="Table1.D2" office:value-type="time" office:time-value="PT23H13M45.37S">
            <text:p text:style-name="P6">23:13:45.37</text:p>
          </table:table-cell>
          <table:table-cell table:style-name="Table1.B2" office:value-type="string">
            <text:p text:style-name="P6">61:28:10.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60">
            <text:p text:style-name="P6">60</text:p>
          </table:table-cell>
          <table:table-cell table:style-name="Table1.B2" office:value-type="string">
            <text:p text:style-name="P6">111.236-1.238</text:p>
          </table:table-cell>
          <table:table-cell table:style-name="Table1.C10" office:value-type="date" office:date-value="2010-01-11">
            <text:p text:style-name="P6">01/11/10</text:p>
          </table:table-cell>
          <table:table-cell table:style-name="Table1.D2" office:value-type="time" office:time-value="PT23H17M21.03S">
            <text:p text:style-name="P6">23:17:21.03</text:p>
          </table:table-cell>
          <table:table-cell table:style-name="Table1.B2" office:value-type="string">
            <text:p text:style-name="P6">59:28:49.0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row>
          <table:table-cell table:style-name="Table1.A2" office:value-type="float" office:value="61">
            <text:p text:style-name="P6">61</text:p>
          </table:table-cell>
          <table:table-cell table:style-name="Table1.B2" office:value-type="string">
            <text:p text:style-name="P6">114.513-0.535</text:p>
          </table:table-cell>
          <table:table-cell table:style-name="Table1.B2" office:value-type="string">
            <text:p text:style-name="P6">24/10/2010</text:p>
          </table:table-cell>
          <table:table-cell table:style-name="Table1.D2" office:value-type="time" office:time-value="PT23H40M43.86S">
            <text:p text:style-name="P6">23:40:43.86</text:p>
          </table:table-cell>
          <table:table-cell table:style-name="Table1.B2" office:value-type="string">
            <text:p text:style-name="P6">61:10:31.3 </text:p>
          </table:table-cell>
          <table:table-cell table:style-name="Table1.B2" office:value-type="string">
            <text:p text:style-name="P6"/>
          </table:table-cell>
          <table:table-cell table:style-name="Table1.B2" office:value-type="string">
            <text:p text:style-name="P6"/>
          </table:table-cell>
          <table:table-cell table:style-name="Table1.H2" office:value-type="string">
            <text:p text:style-name="P6"/>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2"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0T16:44:41</meta:creation-date>
    <dc:date>2011-04-14T11:51:02</dc:date>
    <meta:editing-duration>PT1H8M22S</meta:editing-duration>
    <meta:editing-cycles>18</meta:editing-cycles>
    <meta:generator>LibreOffice/3.3$Unix LibreOffice_project/330m19$Build-202</meta:generator>
    <meta:document-statistic meta:table-count="1" meta:image-count="0" meta:object-count="0" meta:page-count="5" meta:paragraph-count="328" meta:word-count="801" meta:character-count="6702"/>
    <dc:creator>slava </dc:creator>
  </office:meta>
</office:document-meta>
</file>